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2.921cm" svg:x="2.778cm" svg:y="2.143cm">
          <text:p text:style-name="P1">Receive</text:p>
          <text:p text:style-name="P1">Certific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969cm" svg:height="3.937cm" svg:x="2.651cm" svg:y="6.715cm">
          <text:p text:style-name="P1">Fletcher</text:p>
          <text:p text:style-name="P1">Checksum</text:p>
          <text:p text:style-name="P1">Val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149cm" svg:height="4.064cm" svg:x="2.523cm" svg:y="12.176cm">
          <text:p text:style-name="P1">Certificate</text:p>
          <text:p text:style-name="P1">in Stora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842cm" svg:height="3.81cm" svg:x="2.651cm" svg:y="17.764cm">
          <text:p text:style-name="P1">Signature</text:p>
          <text:p text:style-name="P1">Val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35cm" svg:height="2.794cm" svg:x="2.524cm" svg:y="22.844cm">
          <text:p text:style-name="P1">Store Credential</text:p>
          <text:p text:style-name="P1">Update 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2.667cm" svg:x="11.287cm" svg:y="7.604cm">
          <text:p text:style-name="P1">Discard Certific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2.667cm" svg:x="11.16cm" svg:y="18.272cm">
          <text:p text:style-name="P1">Discard Certific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2.667cm" svg:x="11.16cm" svg:y="13.065cm">
          <text:p text:style-name="P1">Discard Certificat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99cm" svg:y1="5.064cm" svg:x2="5.699cm" svg:y2="6.715cm">
          <text:p/>
        </draw:line>
        <draw:line draw:style-name="gr2" draw:text-style-name="P1" draw:layer="layout" svg:x1="5.572cm" svg:y1="10.652cm" svg:x2="5.572cm" svg:y2="12.176cm">
          <text:p/>
        </draw:line>
        <draw:line draw:style-name="gr2" draw:text-style-name="P1" draw:layer="layout" svg:x1="5.572cm" svg:y1="16.24cm" svg:x2="5.572cm" svg:y2="17.891cm">
          <text:p/>
        </draw:line>
        <draw:line draw:style-name="gr2" draw:text-style-name="P1" draw:layer="layout" svg:x1="5.572cm" svg:y1="21.574cm" svg:x2="5.572cm" svg:y2="22.971cm">
          <text:p/>
        </draw:line>
        <draw:line draw:style-name="gr2" draw:text-style-name="P1" draw:layer="layout" svg:x1="8.62cm" svg:y1="8.747cm" svg:x2="11.287cm" svg:y2="8.747cm">
          <text:p/>
        </draw:line>
        <draw:line draw:style-name="gr2" draw:text-style-name="P1" draw:layer="layout" svg:x1="8.747cm" svg:y1="14.208cm" svg:x2="11.16cm" svg:y2="14.208cm">
          <text:p/>
        </draw:line>
        <draw:line draw:style-name="gr2" draw:text-style-name="P1" draw:layer="layout" svg:x1="8.493cm" svg:y1="19.669cm" svg:x2="11.287cm" svg:y2="19.669cm">
          <text:p/>
        </draw:line>
        <draw:frame draw:style-name="gr3" draw:layer="layout" svg:width="1.311cm" svg:height="0.962cm" svg:x="8.62cm" svg:y="7.731cm">
          <draw:text-box>
            <text:p>No</text:p>
          </draw:text-box>
        </draw:frame>
        <draw:frame draw:style-name="gr3" draw:layer="layout" svg:width="1.535cm" svg:height="0.962cm" svg:x="8.739cm" svg:y="13.229cm">
          <draw:text-box>
            <text:p>Yes</text:p>
          </draw:text-box>
        </draw:frame>
        <draw:frame draw:style-name="gr3" draw:layer="layout" svg:width="1.311cm" svg:height="0.962cm" svg:x="8.62cm" svg:y="18.653cm">
          <draw:text-box>
            <text:p>No</text:p>
          </draw:text-box>
        </draw:frame>
        <draw:frame draw:style-name="gr3" draw:layer="layout" svg:width="1.535cm" svg:height="0.962cm" svg:x="5.826cm" svg:y="10.779cm">
          <draw:text-box>
            <text:p>Yes</text:p>
          </draw:text-box>
        </draw:frame>
        <draw:frame draw:style-name="gr3" draw:layer="layout" svg:width="1.311cm" svg:height="0.962cm" svg:x="5.699cm" svg:y="16.367cm">
          <draw:text-box>
            <text:p>No</text:p>
          </draw:text-box>
        </draw:frame>
        <draw:frame draw:style-name="gr3" draw:layer="layout" svg:width="1.535cm" svg:height="0.962cm" svg:x="5.699cm" svg:y="21.701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Chapin</meta:initial-creator>
    <meta:creation-date>2011-09-15T19:39:23.48</meta:creation-date>
    <dc:date>2011-10-14T12:38:35</dc:date>
    <dc:creator>Peter Chapin</dc:creator>
    <meta:editing-duration>PT00H15M23S</meta:editing-duration>
    <meta:editing-cycles>3</meta:editing-cycles>
    <meta:generator>OpenOffice.org/3.2$Linux OpenOffice.org_project/320m19$Build-9505</meta:generator>
    <meta:document-statistic meta:object-count="21"/>
  </office:meta>
</office:document-meta>
</file>